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.6715in" fo:margin-top="0in" fo:margin-bottom="0in" table:align="center" style:writing-mode="lr-tb"/>
    </style:style>
    <style:style style:name="Table1.A" style:family="table-column">
      <style:table-column-properties style:column-width="1.0847in"/>
    </style:style>
    <style:style style:name="Table1.B" style:family="table-column">
      <style:table-column-properties style:column-width="0.58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orphans="2" fo:widows="2" fo:hyphenation-ladder-count="no-limit" style:vertical-align="auto"/>
      <style:text-properties style:font-name="Arial" fo:language="de" fo:country="DE" officeooo:paragraph-rsid="0013ba9c" style:font-name-complex="Arial2" fo:hyphenate="true" fo:hyphenation-remain-char-count="2" fo:hyphenation-push-char-count="2"/>
    </style:style>
    <style:style style:name="P2" style:family="paragraph" style:parent-style-name="Standard">
      <style:text-properties style:font-name="Arial" fo:language="de" fo:country="DE" officeooo:paragraph-rsid="0013ba9c" style:font-name-complex="Arial2"/>
    </style:style>
    <style:style style:name="P3" style:family="paragraph" style:parent-style-name="Standard">
      <style:paragraph-properties fo:text-align="end" style:justify-single-word="false"/>
      <style:text-properties fo:language="de" fo:country="DE" officeooo:paragraph-rsid="0013ba9c"/>
    </style:style>
    <style:style style:name="P4" style:family="paragraph" style:parent-style-name="Standard">
      <style:paragraph-properties fo:line-height="200%" fo:text-align="justify" style:justify-single-word="false"/>
      <style:text-properties fo:language="de" fo:country="DE" officeooo:paragraph-rsid="0013ba9c"/>
    </style:style>
    <style:style style:name="P5" style:family="paragraph" style:parent-style-name="Standard">
      <style:paragraph-properties fo:line-height="150%" fo:text-align="start" style:justify-single-word="false"/>
      <style:text-properties fo:language="de" fo:country="DE" officeooo:rsid="0081f65c" officeooo:paragraph-rsid="0013ba9c"/>
    </style:style>
    <style:style style:name="P6" style:family="paragraph" style:parent-style-name="Standard">
      <style:paragraph-properties fo:line-height="150%"/>
      <style:text-properties fo:language="de" fo:country="DE" officeooo:rsid="0081f65c" officeooo:paragraph-rsid="0013ba9c"/>
    </style:style>
    <style:style style:name="P7" style:family="paragraph" style:parent-style-name="Standard">
      <style:paragraph-properties fo:line-height="200%" fo:text-align="justify" style:justify-single-word="false"/>
      <style:text-properties fo:language="de" fo:country="DE" officeooo:rsid="0081f65c" officeooo:paragraph-rsid="0013ba9c"/>
    </style:style>
    <style:style style:name="P8" style:family="paragraph" style:parent-style-name="Standard">
      <style:paragraph-properties fo:line-height="200%" fo:text-align="justify" style:justify-single-word="false"/>
      <style:text-properties fo:language="de" fo:country="DE" officeooo:rsid="0083455f" officeooo:paragraph-rsid="0013ba9c"/>
    </style:style>
    <style:style style:name="P9" style:family="paragraph" style:parent-style-name="Standard">
      <style:text-properties fo:language="de" fo:country="DE" officeooo:paragraph-rsid="0013ba9c"/>
    </style:style>
    <style:style style:name="P10" style:family="paragraph" style:parent-style-name="Standard">
      <style:paragraph-properties fo:text-align="center" style:justify-single-word="false"/>
      <style:text-properties officeooo:paragraph-rsid="0013ba9c"/>
    </style:style>
    <style:style style:name="P11" style:family="paragraph" style:parent-style-name="Text_20_body">
      <style:text-properties style:font-name="Liberation Sans1" fo:font-size="12pt" fo:language="de" fo:country="DE" officeooo:rsid="0017493c" officeooo:paragraph-rsid="0013ba9c" style:font-name-asian="Liberation Sans2" style:font-size-asian="12pt" style:font-name-complex="Arial2" style:font-size-complex="12pt"/>
    </style:style>
    <style:style style:name="P12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338034" officeooo:paragraph-rsid="0013ba9c" style:font-name-asian="Liberation Sans2" style:font-size-asian="12pt" style:font-name-complex="Arial2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37f6fc" officeooo:paragraph-rsid="0013ba9c" style:font-name-asian="Liberation Sans2" style:font-size-asian="12pt" style:font-name-complex="Arial2" style:font-size-complex="12pt"/>
    </style:style>
    <style:style style:name="P14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3bec37" officeooo:paragraph-rsid="0013ba9c" style:font-name-asian="Liberation Sans2" style:font-size-asian="12pt" style:font-name-complex="Arial2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3e6d62" officeooo:paragraph-rsid="0013ba9c" style:font-name-asian="Liberation Sans2" style:font-size-asian="12pt" style:font-name-complex="Arial2" style:font-size-complex="12pt"/>
    </style:style>
    <style:style style:name="P16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4eefdd" officeooo:paragraph-rsid="0013ba9c" style:font-name-asian="Liberation Sans2" style:font-size-asian="12pt" style:font-name-complex="Arial2" style:font-size-complex="12pt"/>
    </style:style>
    <style:style style:name="P17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4eefdd" officeooo:paragraph-rsid="0013ba9c" style:font-name-asian="Liberation Sans2" style:font-size-asian="12pt" style:font-name-complex="Arial2" style:font-size-complex="12pt"/>
    </style:style>
    <style:style style:name="P18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5609f8" officeooo:paragraph-rsid="0013ba9c" style:font-name-asian="Liberation Sans2" style:font-size-asian="12pt" style:font-name-complex="Arial2" style:font-size-complex="12pt"/>
    </style:style>
    <style:style style:name="P19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514e3d" officeooo:paragraph-rsid="0013ba9c" style:font-name-asian="Liberation Sans2" style:font-size-asian="12pt" style:font-name-complex="Arial2" style:font-size-complex="12pt"/>
    </style:style>
    <style:style style:name="P20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52bb0e" officeooo:paragraph-rsid="0013ba9c" style:font-name-asian="Liberation Sans2" style:font-size-asian="12pt" style:font-name-complex="Arial2" style:font-size-complex="12pt"/>
    </style:style>
    <style:style style:name="P21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37eeee" officeooo:paragraph-rsid="0013ba9c" style:font-name-asian="Liberation Sans2" style:font-size-asian="10.5pt" style:font-name-complex="Arial2" style:font-size-complex="12pt"/>
    </style:style>
    <style:style style:name="P22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37f6fc" officeooo:paragraph-rsid="0013ba9c" style:font-name-asian="Liberation Sans2" style:font-size-asian="10.5pt" style:font-name-complex="Arial2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39cebe" officeooo:paragraph-rsid="0013ba9c" style:font-name-asian="Liberation Sans2" style:font-size-asian="10.5pt" style:font-name-complex="Arial2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3bc37b" officeooo:paragraph-rsid="0013ba9c" style:font-name-asian="Liberation Sans2" style:font-size-asian="10.5pt" style:font-name-complex="Arial2" style:font-size-complex="12pt"/>
    </style:style>
    <style:style style:name="P25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3bc37b" officeooo:paragraph-rsid="0013ba9c" style:font-name-asian="Liberation Sans2" style:font-size-asian="10.5pt" style:font-name-complex="Arial2" style:font-size-complex="12pt"/>
    </style:style>
    <style:style style:name="P26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3e6d62" officeooo:paragraph-rsid="0013ba9c" style:font-name-asian="Liberation Sans2" style:font-size-asian="10.5pt" style:font-name-complex="Arial2" style:font-size-complex="12pt"/>
    </style:style>
    <style:style style:name="P27" style:family="paragraph" style:parent-style-name="Text_20_body">
      <style:text-properties style:font-name="Liberation Sans1" fo:font-size="12pt" fo:language="de" fo:country="DE" officeooo:rsid="003ef54e" officeooo:paragraph-rsid="0013ba9c" style:font-name-asian="Liberation Sans2" style:font-size-asian="10.5pt" style:font-name-complex="Arial2" style:font-size-complex="12pt"/>
    </style:style>
    <style:style style:name="P28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42c844" officeooo:paragraph-rsid="0013ba9c" style:font-name-asian="Liberation Sans2" style:font-size-asian="10.5pt" style:font-name-complex="Arial2" style:font-size-complex="12pt"/>
    </style:style>
    <style:style style:name="P29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44a8b3" officeooo:paragraph-rsid="0013ba9c" style:font-name-asian="Liberation Sans2" style:font-size-asian="10.5pt" style:font-name-complex="Arial2" style:font-size-complex="12pt"/>
    </style:style>
    <style:style style:name="P30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44a8b3" officeooo:paragraph-rsid="0013ba9c" style:font-name-asian="Liberation Sans2" style:font-size-asian="10.5pt" style:font-name-complex="Arial2" style:font-size-complex="12pt"/>
    </style:style>
    <style:style style:name="P31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4c0d73" officeooo:paragraph-rsid="0013ba9c" style:font-name-asian="Liberation Sans2" style:font-size-asian="10.5pt" style:font-name-complex="Arial2" style:font-size-complex="12pt"/>
    </style:style>
    <style:style style:name="P32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4c0d73" officeooo:paragraph-rsid="0013ba9c" style:font-name-asian="Liberation Sans2" style:font-size-asian="10.5pt" style:font-name-complex="Arial2" style:font-size-complex="12pt"/>
    </style:style>
    <style:style style:name="P33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514e3d" officeooo:paragraph-rsid="0013ba9c" style:font-name-asian="Liberation Sans2" style:font-size-asian="10.5pt" style:font-name-complex="Arial2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5609f8" officeooo:paragraph-rsid="0013ba9c" style:font-name-asian="Liberation Sans2" style:font-size-asian="10.5pt" style:font-name-complex="Arial2" style:font-size-complex="12pt"/>
    </style:style>
    <style:style style:name="P35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5cea77" officeooo:paragraph-rsid="0013ba9c" style:font-name-asian="Liberation Sans2" style:font-size-asian="10.5pt" style:font-name-complex="Arial2" style:font-size-complex="12pt"/>
    </style:style>
    <style:style style:name="P36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599496" officeooo:paragraph-rsid="0013ba9c" style:font-name-asian="Liberation Sans2" style:font-size-asian="10.5pt" style:font-name-complex="Arial2" style:font-size-complex="12pt"/>
    </style:style>
    <style:style style:name="P37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32b356" officeooo:paragraph-rsid="0013ba9c" style:font-name-asian="Liberation Sans2" style:font-size-asian="10.5pt" style:font-name-complex="Arial2" style:font-size-complex="12pt"/>
    </style:style>
    <style:style style:name="P38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5489b2" officeooo:paragraph-rsid="0013ba9c" style:font-name-asian="Liberation Sans2" style:font-size-asian="10.5pt" style:font-name-complex="Arial2" style:font-size-complex="12pt"/>
    </style:style>
    <style:style style:name="P39" style:family="paragraph" style:parent-style-name="Text_20_body">
      <style:paragraph-properties fo:text-align="center" style:justify-single-word="false"/>
      <style:text-properties style:font-name="Liberation Sans1" fo:font-size="12pt" fo:language="de" fo:country="DE" fo:font-weight="normal" officeooo:rsid="002335d5" officeooo:paragraph-rsid="0013ba9c" style:font-name-asian="Liberation Sans2" style:font-size-asian="12pt" style:font-weight-asian="normal" style:font-name-complex="Arial2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Liberation Sans1" fo:font-size="12pt" fo:language="de" fo:country="DE" fo:font-weight="normal" officeooo:rsid="002335d5" officeooo:paragraph-rsid="0013ba9c" style:font-name-asian="Liberation Sans2" style:font-size-asian="12pt" style:font-weight-asian="normal" style:font-name-complex="Arial2" style:font-size-complex="12pt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Liberation Sans1" fo:font-size="12pt" fo:language="de" fo:country="DE" fo:font-weight="normal" officeooo:rsid="00253460" officeooo:paragraph-rsid="0013ba9c" style:font-name-asian="Liberation Sans2" style:font-size-asian="12pt" style:font-weight-asian="normal" style:font-name-complex="Arial2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Liberation Sans1" fo:font-size="12pt" fo:language="de" fo:country="DE" fo:font-weight="normal" officeooo:rsid="0026f1e8" officeooo:paragraph-rsid="0013ba9c" style:font-name-asian="Liberation Sans2" style:font-size-asian="12pt" style:font-weight-asian="normal" style:font-name-complex="Arial2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Liberation Sans1" fo:font-size="12pt" fo:language="de" fo:country="DE" fo:font-weight="normal" officeooo:rsid="0026f1e8" officeooo:paragraph-rsid="0013ba9c" style:font-name-asian="Liberation Sans2" style:font-size-asian="12pt" style:font-weight-asian="normal" style:font-name-complex="Arial2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Liberation Sans1" fo:font-size="12pt" fo:language="de" fo:country="DE" fo:font-weight="normal" officeooo:rsid="002b6406" officeooo:paragraph-rsid="0013ba9c" style:font-name-asian="Liberation Sans2" style:font-size-asian="12pt" style:font-weight-asian="normal" style:font-name-complex="Arial2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Liberation Sans1" fo:font-size="12pt" fo:language="de" fo:country="DE" fo:font-weight="bold" officeooo:rsid="0042c844" officeooo:paragraph-rsid="0013ba9c" style:font-name-asian="Liberation Sans2" style:font-size-asian="10.5pt" style:font-weight-asian="bold" style:font-name-complex="Arial2" style:font-size-complex="12pt" style:font-weight-complex="bold"/>
    </style:style>
    <style:style style:name="P46" style:family="paragraph" style:parent-style-name="Text_20_body">
      <style:paragraph-properties fo:text-align="center" style:justify-single-word="false"/>
      <style:text-properties style:font-name="Liberation Sans1" fo:language="de" fo:country="DE" officeooo:paragraph-rsid="0013ba9c" style:font-name-asian="Liberation Sans2" style:font-name-complex="Arial2"/>
    </style:style>
    <style:style style:name="P47" style:family="paragraph" style:parent-style-name="Text_20_body">
      <style:paragraph-properties fo:text-align="start" style:justify-single-word="false"/>
      <style:text-properties style:font-name="Liberation Sans1" fo:language="de" fo:country="DE" officeooo:rsid="001b6d87" officeooo:paragraph-rsid="0013ba9c" style:font-name-asian="Liberation Sans2" style:font-name-complex="Arial2"/>
    </style:style>
    <style:style style:name="P48" style:family="paragraph" style:parent-style-name="Text_20_body">
      <style:paragraph-properties fo:text-align="center" style:justify-single-word="false"/>
      <style:text-properties style:font-name="Liberation Sans1" fo:language="de" fo:country="DE" officeooo:rsid="001b6d87" officeooo:paragraph-rsid="0013ba9c" style:font-name-asian="Liberation Sans2" style:font-name-complex="Arial2"/>
    </style:style>
    <style:style style:name="P49" style:family="paragraph" style:parent-style-name="Text_20_body">
      <style:paragraph-properties fo:text-align="start" style:justify-single-word="false"/>
      <style:text-properties style:font-name="Liberation Sans1" fo:language="de" fo:country="DE" officeooo:rsid="001e8205" officeooo:paragraph-rsid="0013ba9c" style:font-name-asian="Liberation Sans2" style:font-name-complex="Arial2"/>
    </style:style>
    <style:style style:name="P50" style:family="paragraph" style:parent-style-name="Text_20_body">
      <style:paragraph-properties fo:text-align="center" style:justify-single-word="false"/>
      <style:text-properties style:font-name="Liberation Sans1" fo:language="de" fo:country="DE" officeooo:rsid="001e8205" officeooo:paragraph-rsid="0013ba9c" style:font-name-asian="Liberation Sans2" style:font-name-complex="Arial2"/>
    </style:style>
    <style:style style:name="P51" style:family="paragraph" style:parent-style-name="Text_20_body">
      <style:paragraph-properties fo:text-align="start" style:justify-single-word="false"/>
      <style:text-properties style:font-name="Liberation Sans1" fo:language="de" fo:country="DE" officeooo:rsid="002335d5" officeooo:paragraph-rsid="0013ba9c" style:font-name-asian="Liberation Sans2" style:font-name-complex="Arial2"/>
    </style:style>
    <style:style style:name="P52" style:family="paragraph" style:parent-style-name="Text_20_body">
      <style:paragraph-properties fo:text-align="start" style:justify-single-word="false"/>
      <style:text-properties style:font-name="Liberation Sans1" fo:language="de" fo:country="DE" officeooo:rsid="002b6406" officeooo:paragraph-rsid="0013ba9c" style:font-name-asian="Liberation Sans2" style:font-name-complex="Arial2"/>
    </style:style>
    <style:style style:name="P53" style:family="paragraph" style:parent-style-name="Text_20_body">
      <style:paragraph-properties fo:text-align="start" style:justify-single-word="false"/>
      <style:text-properties style:font-name="Liberation Sans1" fo:language="de" fo:country="DE" officeooo:rsid="002cd844" officeooo:paragraph-rsid="0013ba9c" style:font-name-asian="Liberation Sans2" style:font-name-complex="Arial2"/>
    </style:style>
    <style:style style:name="P54" style:family="paragraph" style:parent-style-name="Text_20_body">
      <style:paragraph-properties fo:text-align="start" style:justify-single-word="false"/>
      <style:text-properties style:font-name="Liberation Sans1" fo:language="de" fo:country="DE" officeooo:rsid="002dcae8" officeooo:paragraph-rsid="0013ba9c" style:font-name-asian="Liberation Sans2" style:font-name-complex="Arial2"/>
    </style:style>
    <style:style style:name="P55" style:family="paragraph" style:parent-style-name="Text_20_body">
      <style:paragraph-properties fo:text-align="start" style:justify-single-word="false"/>
      <style:text-properties style:font-name="Liberation Sans1" fo:language="de" fo:country="DE" officeooo:rsid="002e304a" officeooo:paragraph-rsid="0013ba9c" style:font-name-asian="Liberation Sans2" style:font-name-complex="Arial2"/>
    </style:style>
    <style:style style:name="P56" style:family="paragraph" style:parent-style-name="Text_20_body">
      <style:paragraph-properties fo:text-align="center" style:justify-single-word="false"/>
      <style:text-properties style:font-name="Liberation Sans1" fo:language="de" fo:country="DE" officeooo:rsid="002e304a" officeooo:paragraph-rsid="0013ba9c" style:font-name-asian="Liberation Sans2" style:font-name-complex="Arial2"/>
    </style:style>
    <style:style style:name="P57" style:family="paragraph" style:parent-style-name="Text_20_body">
      <style:paragraph-properties fo:text-align="start" style:justify-single-word="false"/>
      <style:text-properties style:font-name="Liberation Sans1" fo:language="de" fo:country="DE" officeooo:rsid="002fcf0f" officeooo:paragraph-rsid="0013ba9c" style:font-name-asian="Liberation Sans2" style:font-name-complex="Arial2"/>
    </style:style>
    <style:style style:name="P58" style:family="paragraph" style:parent-style-name="Text_20_body">
      <style:paragraph-properties fo:text-align="start" style:justify-single-word="false"/>
      <style:text-properties style:font-name="Liberation Sans1" fo:language="de" fo:country="DE" officeooo:rsid="0030d277" officeooo:paragraph-rsid="0013ba9c" style:font-name-asian="Liberation Sans2" style:font-name-complex="Arial2"/>
    </style:style>
    <style:style style:name="P59" style:family="paragraph" style:parent-style-name="Text_20_body">
      <style:paragraph-properties fo:text-align="start" style:justify-single-word="false"/>
      <style:text-properties style:font-name="Liberation Sans1" fo:language="de" fo:country="DE" officeooo:rsid="0031fa72" officeooo:paragraph-rsid="0013ba9c" style:font-name-asian="Liberation Sans2" style:font-name-complex="Arial2"/>
    </style:style>
    <style:style style:name="P60" style:family="paragraph" style:parent-style-name="Text_20_body">
      <style:paragraph-properties fo:text-align="start" style:justify-single-word="false"/>
      <style:text-properties style:font-name="Liberation Sans1" fo:language="de" fo:country="DE" officeooo:rsid="0032b356" officeooo:paragraph-rsid="0013ba9c" style:font-name-asian="Liberation Sans2" style:font-name-complex="Arial2"/>
    </style:style>
    <style:style style:name="P61" style:family="paragraph" style:parent-style-name="Text_20_body">
      <style:text-properties style:font-name="Liberation Sans1" fo:language="de" fo:country="DE" officeooo:paragraph-rsid="0013ba9c" style:font-name-asian="Liberation Sans2" style:font-name-complex="Arial2"/>
    </style:style>
    <style:style style:name="P62" style:family="paragraph" style:parent-style-name="Text_20_body">
      <style:paragraph-properties fo:text-align="start" style:justify-single-word="false"/>
      <style:text-properties style:font-name="Liberation Sans1" fo:font-size="10pt" fo:language="de" fo:country="DE" officeooo:rsid="003cf9db" officeooo:paragraph-rsid="0013ba9c" style:font-name-asian="Liberation Sans2" style:font-size-asian="10pt" style:font-name-complex="Arial2" style:font-size-complex="10pt"/>
    </style:style>
    <style:style style:name="P63" style:family="paragraph" style:parent-style-name="Text_20_body">
      <style:text-properties fo:font-size="12pt" fo:font-weight="normal" officeooo:rsid="0081b046" officeooo:paragraph-rsid="0013ba9c" style:font-size-asian="12pt" style:font-weight-asian="normal" style:font-size-complex="12pt" style:font-weight-complex="normal"/>
    </style:style>
    <style:style style:name="P64" style:family="paragraph" style:parent-style-name="Text_20_body">
      <style:text-properties fo:font-size="12pt" fo:font-weight="normal" officeooo:rsid="008218c3" officeooo:paragraph-rsid="0013ba9c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center" style:justify-single-word="false"/>
      <style:text-properties fo:font-size="12pt" fo:font-weight="normal" officeooo:paragraph-rsid="0013ba9c" style:font-size-asian="12pt" style:font-weight-asian="normal" style:font-size-complex="12pt" style:font-weight-complex="normal"/>
    </style:style>
    <style:style style:name="P66" style:family="paragraph" style:parent-style-name="Text_20_body">
      <style:text-properties fo:font-size="12pt" fo:font-weight="normal" officeooo:paragraph-rsid="0013ba9c" style:font-size-asian="12pt" style:font-weight-asian="normal" style:font-size-complex="12pt" style:font-weight-complex="normal"/>
    </style:style>
    <style:style style:name="P67" style:family="paragraph" style:parent-style-name="Text_20_body">
      <style:text-properties fo:font-size="12pt" fo:font-weight="normal" officeooo:rsid="0017493c" officeooo:paragraph-rsid="0013ba9c" style:font-size-asian="10.5pt" style:font-weight-asian="normal" style:font-size-complex="12pt" style:font-weight-complex="normal"/>
    </style:style>
    <style:style style:name="P68" style:family="paragraph" style:parent-style-name="Text_20_body">
      <style:text-properties fo:font-size="12pt" fo:font-weight="bold" officeooo:paragraph-rsid="0013ba9c" style:font-size-asian="12pt" style:font-weight-asian="bold" style:font-size-complex="12pt" style:font-weight-complex="bold"/>
    </style:style>
    <style:style style:name="P69" style:family="paragraph" style:parent-style-name="Text_20_body">
      <style:text-properties fo:font-size="14pt" fo:font-weight="bold" officeooo:paragraph-rsid="0013ba9c" style:font-size-asian="14pt" style:font-weight-asian="bold" style:font-size-complex="14pt" style:font-weight-complex="bold"/>
    </style:style>
    <style:style style:name="P70" style:family="paragraph" style:parent-style-name="Text_20_body">
      <style:text-properties fo:font-size="14pt" fo:font-weight="bold" officeooo:rsid="0017493c" officeooo:paragraph-rsid="0013ba9c" style:font-size-asian="12.25pt" style:font-weight-asian="bold" style:font-size-complex="14pt" style:font-weight-complex="bold"/>
    </style:style>
    <style:style style:name="P71" style:family="paragraph" style:parent-style-name="Text_20_body">
      <style:text-properties fo:language="de" fo:country="DE" fo:font-weight="bold" officeooo:paragraph-rsid="0013ba9c" style:font-weight-asian="bold" style:font-name-complex="Arial2" style:font-weight-complex="bold"/>
    </style:style>
    <style:style style:name="P72" style:family="paragraph" style:parent-style-name="Text_20_body">
      <style:paragraph-properties fo:text-align="center" style:justify-single-word="false"/>
      <style:text-properties officeooo:paragraph-rsid="0013ba9c"/>
    </style:style>
    <style:style style:name="P73" style:family="paragraph" style:parent-style-name="Text_20_body">
      <style:text-properties fo:font-weight="bold" officeooo:paragraph-rsid="0013ba9c" style:font-weight-asian="bold" style:font-weight-complex="bold"/>
    </style:style>
    <style:style style:name="P74" style:family="paragraph" style:parent-style-name="Text_20_body">
      <style:paragraph-properties fo:text-align="center" style:justify-single-word="false"/>
      <style:text-properties officeooo:rsid="002335d5" officeooo:paragraph-rsid="0013ba9c"/>
    </style:style>
    <style:style style:name="P75" style:family="paragraph" style:parent-style-name="Text_20_body">
      <style:paragraph-properties fo:text-align="start" style:justify-single-word="false"/>
      <style:text-properties officeooo:rsid="002409a2" officeooo:paragraph-rsid="0013ba9c"/>
    </style:style>
    <style:style style:name="P76" style:family="paragraph" style:parent-style-name="Text_20_body">
      <style:paragraph-properties fo:text-align="center" style:justify-single-word="false"/>
      <style:text-properties officeooo:rsid="002409a2" officeooo:paragraph-rsid="0013ba9c"/>
    </style:style>
    <style:style style:name="P77" style:family="paragraph" style:parent-style-name="Text_20_body">
      <style:paragraph-properties fo:text-align="start" style:justify-single-word="false"/>
      <style:text-properties officeooo:paragraph-rsid="0013ba9c"/>
    </style:style>
    <style:style style:name="P78" style:family="paragraph" style:parent-style-name="Text_20_body">
      <style:paragraph-properties fo:text-align="start" style:justify-single-word="false"/>
      <style:text-properties officeooo:rsid="002ab5d1" officeooo:paragraph-rsid="0013ba9c"/>
    </style:style>
    <style:style style:name="P79" style:family="paragraph" style:parent-style-name="Text_20_body">
      <style:paragraph-properties fo:text-align="center" style:justify-single-word="false"/>
      <style:text-properties fo:color="#00000a" style:font-name="Arial1" fo:font-size="14pt" fo:language="de" fo:country="DE" fo:font-weight="bold" officeooo:rsid="008580ca" officeooo:paragraph-rsid="0013ba9c" style:font-name-asian="Arial2" style:font-size-asian="14pt" style:language-asian="zh" style:country-asian="CN" style:font-weight-asian="bold" style:font-name-complex="Arial2" style:font-size-complex="14pt" style:language-complex="hi" style:country-complex="IN" style:font-weight-complex="bold"/>
    </style:style>
    <style:style style:name="P80" style:family="paragraph" style:parent-style-name="Text_20_body">
      <style:text-properties fo:color="#00000a" style:font-name="Arial1" fo:font-size="14pt" fo:language="de" fo:country="DE" fo:font-weight="bold" officeooo:rsid="008580ca" officeooo:paragraph-rsid="0013ba9c" style:font-name-asian="Arial2" style:font-size-asian="14pt" style:language-asian="zh" style:country-asian="CN" style:font-weight-asian="bold" style:font-name-complex="Arial2" style:font-size-complex="14pt" style:language-complex="hi" style:country-complex="IN" style:font-weight-complex="bold"/>
    </style:style>
    <style:style style:name="P81" style:family="paragraph" style:parent-style-name="Text_20_body">
      <style:text-properties fo:color="#00000a" style:font-name="Arial1" fo:font-size="14pt" fo:language="de" fo:country="DE" fo:font-weight="bold" officeooo:rsid="004478c3" officeooo:paragraph-rsid="0013ba9c" style:font-name-asian="Arial2" style:font-size-asian="14pt" style:language-asian="zh" style:country-asian="CN" style:font-weight-asian="bold" style:font-name-complex="Arial2" style:font-size-complex="14pt" style:language-complex="hi" style:country-complex="IN" style:font-weight-complex="bold"/>
    </style:style>
    <style:style style:name="P82" style:family="paragraph" style:parent-style-name="Text_20_body">
      <style:paragraph-properties fo:text-align="center" style:justify-single-word="false"/>
      <style:text-properties fo:color="#00000a" style:font-name="Arial1" fo:font-size="14pt" fo:language="de" fo:country="DE" fo:font-weight="bold" officeooo:rsid="004176ba" officeooo:paragraph-rsid="0013ba9c" style:font-name-asian="Arial2" style:font-size-asian="14pt" style:language-asian="zh" style:country-asian="CN" style:font-weight-asian="bold" style:font-name-complex="Arial2" style:font-size-complex="14pt" style:language-complex="hi" style:country-complex="IN" style:font-weight-complex="bold"/>
    </style:style>
    <style:style style:name="P83" style:family="paragraph" style:parent-style-name="Text_20_body">
      <style:text-properties fo:color="#00000a" style:font-name="Arial1" fo:font-size="14pt" fo:language="de" fo:country="DE" fo:font-weight="bold" officeooo:rsid="004176ba" officeooo:paragraph-rsid="0013ba9c" style:font-name-asian="Arial2" style:font-size-asian="14pt" style:language-asian="zh" style:country-asian="CN" style:font-weight-asian="bold" style:font-name-complex="Arial2" style:font-size-complex="14pt" style:language-complex="hi" style:country-complex="IN" style:font-weight-complex="bold"/>
    </style:style>
    <style:style style:name="P84" style:family="paragraph" style:parent-style-name="Text_20_body">
      <style:text-properties fo:color="#00000a" style:font-name="Arial1" fo:font-size="14pt" fo:language="de" fo:country="DE" fo:font-weight="bold" officeooo:rsid="004493ba" officeooo:paragraph-rsid="0013ba9c" style:font-name-asian="Arial2" style:font-size-asian="14pt" style:language-asian="zh" style:country-asian="CN" style:font-weight-asian="bold" style:font-name-complex="Arial2" style:font-size-complex="14pt" style:language-complex="hi" style:country-complex="IN" style:font-weight-complex="bold"/>
    </style:style>
    <style:style style:name="P85" style:family="paragraph" style:parent-style-name="Text_20_body">
      <style:text-properties fo:color="#00000a" style:font-name="Arial1" fo:font-size="12pt" fo:language="de" fo:country="DE" fo:font-weight="normal" officeooo:rsid="008580ca" officeooo:paragraph-rsid="0013ba9c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86" style:family="paragraph" style:parent-style-name="Text_20_body">
      <style:paragraph-properties fo:text-align="center" style:justify-single-word="false"/>
      <style:text-properties fo:color="#00000a" style:font-name="Arial1" fo:font-size="12pt" fo:language="de" fo:country="DE" fo:font-weight="normal" officeooo:rsid="00876bea" officeooo:paragraph-rsid="0013ba9c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87" style:family="paragraph" style:parent-style-name="Text_20_body">
      <style:text-properties fo:color="#00000a" style:font-name="Arial1" fo:font-size="12pt" fo:language="de" fo:country="DE" fo:font-weight="normal" officeooo:rsid="004c29d6" officeooo:paragraph-rsid="0013ba9c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88" style:family="paragraph" style:parent-style-name="Text_20_body">
      <style:paragraph-properties fo:text-align="center" style:justify-single-word="false"/>
      <style:text-properties fo:color="#00000a" style:font-name="Arial1" fo:font-size="12pt" fo:language="de" fo:country="DE" fo:font-weight="normal" officeooo:rsid="005b9ef1" officeooo:paragraph-rsid="0013ba9c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89" style:family="paragraph" style:parent-style-name="Text_20_body">
      <style:text-properties fo:color="#00000a" style:font-name="Arial1" fo:font-size="12pt" fo:language="de" fo:country="DE" fo:font-weight="normal" officeooo:rsid="004176ba" officeooo:paragraph-rsid="0013ba9c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90" style:family="paragraph" style:parent-style-name="Text_20_body">
      <style:text-properties fo:color="#00000a" style:font-name="Arial1" fo:font-size="12pt" fo:language="de" fo:country="DE" fo:font-weight="normal" officeooo:rsid="0042c844" officeooo:paragraph-rsid="0013ba9c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91" style:family="paragraph" style:parent-style-name="Text_20_body">
      <style:text-properties fo:color="#00000a" style:font-name="Arial1" fo:font-size="12pt" fo:language="de" fo:country="DE" fo:font-weight="normal" officeooo:rsid="008ad772" officeooo:paragraph-rsid="0013ba9c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92" style:family="paragraph" style:parent-style-name="Text_20_body">
      <style:text-properties fo:color="#00000a" style:font-name="Arial1" fo:font-size="12pt" fo:language="de" fo:country="DE" fo:font-weight="normal" officeooo:rsid="004478c3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93" style:family="paragraph" style:parent-style-name="Text_20_body">
      <style:text-properties fo:color="#00000a" style:font-name="Arial1" fo:font-size="12pt" fo:language="de" fo:country="DE" fo:font-weight="normal" officeooo:rsid="0046d4d7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94" style:family="paragraph" style:parent-style-name="Text_20_body">
      <style:text-properties fo:color="#00000a" style:font-name="Arial1" fo:font-size="12pt" fo:language="de" fo:country="DE" fo:font-weight="normal" officeooo:rsid="0048deb0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95" style:family="paragraph" style:parent-style-name="Text_20_body">
      <style:text-properties fo:color="#00000a" style:font-name="Arial1" fo:font-size="12pt" fo:language="de" fo:country="DE" fo:font-weight="normal" officeooo:rsid="0048ee12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96" style:family="paragraph" style:parent-style-name="Text_20_body">
      <style:text-properties fo:color="#00000a" style:font-name="Arial1" fo:font-size="12pt" fo:language="de" fo:country="DE" fo:font-weight="normal" officeooo:rsid="004ab1ee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97" style:family="paragraph" style:parent-style-name="Text_20_body">
      <style:text-properties fo:color="#00000a" style:font-name="Arial1" fo:font-size="12pt" fo:language="de" fo:country="DE" fo:font-weight="normal" officeooo:rsid="004beb04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98" style:family="paragraph" style:parent-style-name="Text_20_body">
      <style:paragraph-properties fo:text-align="center" style:justify-single-word="false"/>
      <style:text-properties fo:color="#00000a" style:font-name="Arial1" fo:font-size="12pt" fo:language="de" fo:country="DE" fo:font-weight="normal" officeooo:rsid="004493ba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99" style:family="paragraph" style:parent-style-name="Text_20_body">
      <style:text-properties fo:color="#00000a" style:font-name="Arial1" fo:font-size="12pt" fo:language="de" fo:country="DE" fo:font-weight="normal" officeooo:rsid="004d667a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0" style:family="paragraph" style:parent-style-name="Text_20_body">
      <style:text-properties fo:color="#00000a" style:font-name="Arial1" fo:font-size="12pt" fo:language="de" fo:country="DE" fo:font-weight="normal" officeooo:rsid="004f30f2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1" style:family="paragraph" style:parent-style-name="Text_20_body">
      <style:text-properties fo:color="#00000a" style:font-name="Arial1" fo:font-size="12pt" fo:language="de" fo:country="DE" fo:font-weight="normal" officeooo:rsid="00509c1c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2" style:family="paragraph" style:parent-style-name="Text_20_body">
      <style:text-properties fo:color="#00000a" style:font-name="Arial1" fo:font-size="12pt" fo:language="de" fo:country="DE" fo:font-weight="normal" officeooo:rsid="0051a6d4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3" style:family="paragraph" style:parent-style-name="Text_20_body">
      <style:text-properties fo:color="#00000a" style:font-name="Arial1" fo:font-size="12pt" fo:language="de" fo:country="DE" fo:font-weight="normal" officeooo:rsid="005233ab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4" style:family="paragraph" style:parent-style-name="Text_20_body">
      <style:text-properties fo:color="#00000a" style:font-name="Arial1" fo:font-size="12pt" fo:language="de" fo:country="DE" fo:font-weight="normal" officeooo:rsid="0053987e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5" style:family="paragraph" style:parent-style-name="Text_20_body">
      <style:text-properties fo:color="#00000a" style:font-name="Arial1" fo:font-size="12pt" fo:language="de" fo:country="DE" fo:font-weight="normal" officeooo:rsid="0055ed0f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6" style:family="paragraph" style:parent-style-name="Text_20_body">
      <style:text-properties fo:color="#00000a" style:font-name="Arial1" fo:font-size="12pt" fo:language="de" fo:country="DE" fo:font-weight="normal" officeooo:rsid="00578b82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7" style:family="paragraph" style:parent-style-name="Text_20_body">
      <style:text-properties fo:color="#00000a" style:font-name="Arial1" fo:font-size="12pt" fo:language="de" fo:country="DE" fo:font-weight="normal" officeooo:rsid="0058c85c" officeooo:paragraph-rsid="0013ba9c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8" style:family="paragraph" style:parent-style-name="Text_20_body">
      <style:text-properties fo:color="#00000a" style:font-name="Arial1" fo:font-size="12pt" fo:language="de" fo:country="DE" fo:font-weight="bold" officeooo:rsid="0086d8bc" officeooo:paragraph-rsid="0013ba9c" style:font-name-asian="Arial2" style:font-size-asian="12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P109" style:family="paragraph" style:parent-style-name="Text_20_body">
      <style:text-properties fo:color="#00000a" style:font-name="Arial1" fo:font-size="12pt" fo:language="de" fo:country="DE" fo:font-weight="bold" officeooo:rsid="004c29d6" officeooo:paragraph-rsid="0013ba9c" style:font-name-asian="Arial2" style:font-size-asian="12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P110" style:family="paragraph" style:parent-style-name="Text_20_body">
      <style:text-properties fo:color="#00000a" style:font-name="Arial1" fo:font-size="12pt" fo:language="de" fo:country="DE" fo:font-weight="bold" officeooo:rsid="0046d4d7" officeooo:paragraph-rsid="0013ba9c" style:font-name-asian="Arial2" style:font-size-asian="10.5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P111" style:family="paragraph" style:parent-style-name="Text_20_body">
      <style:text-properties fo:color="#00000a" style:font-name="Arial1" fo:font-size="12pt" fo:language="de" fo:country="DE" fo:font-weight="bold" officeooo:rsid="004c29d6" officeooo:paragraph-rsid="0013ba9c" style:font-name-asian="Arial2" style:font-size-asian="10.5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P112" style:family="paragraph" style:parent-style-name="Text_20_body">
      <style:text-properties fo:color="#00000a" style:font-name="Arial1" fo:font-size="12pt" fo:language="de" fo:country="DE" fo:font-weight="bold" officeooo:rsid="004f30f2" officeooo:paragraph-rsid="0013ba9c" style:font-name-asian="Arial2" style:font-size-asian="10.5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P113" style:family="paragraph" style:parent-style-name="Text_20_body">
      <style:text-properties fo:color="#00000a" style:font-name="Arial1" fo:font-size="12pt" fo:language="de" fo:country="DE" fo:font-weight="bold" officeooo:rsid="005233ab" officeooo:paragraph-rsid="0013ba9c" style:font-name-asian="Arial2" style:font-size-asian="10.5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P114" style:family="paragraph" style:parent-style-name="Text_20_body">
      <style:text-properties fo:color="#00000a" style:font-name="Arial1" fo:font-size="12pt" fo:language="de" fo:country="DE" fo:font-weight="bold" officeooo:rsid="0055ed0f" officeooo:paragraph-rsid="0013ba9c" style:font-name-asian="Arial2" style:font-size-asian="10.5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P115" style:family="paragraph" style:parent-style-name="Text_20_body">
      <style:paragraph-properties fo:text-align="start" style:justify-single-word="false"/>
      <style:text-properties fo:color="#00000a" style:font-name="Liberation Sans1" fo:font-size="12pt" fo:language="de" fo:country="DE" fo:font-weight="normal" officeooo:rsid="0086d8bc" officeooo:paragraph-rsid="0013ba9c" style:font-name-asian="Liberation Sans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16" style:family="paragraph" style:parent-style-name="Text_20_body">
      <style:paragraph-properties fo:text-align="center" style:justify-single-word="false"/>
      <style:text-properties fo:color="#00000a" style:font-name="Liberation Sans1" fo:font-size="12pt" fo:language="de" fo:country="DE" fo:font-weight="normal" officeooo:rsid="0032b356" officeooo:paragraph-rsid="0013ba9c" style:font-name-asian="Liberation Sans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17" style:family="paragraph" style:parent-style-name="Text_20_body">
      <style:paragraph-properties fo:text-align="start" style:justify-single-word="false"/>
      <style:text-properties fo:color="#00000a" style:font-name="Liberation Sans1" fo:font-size="12pt" fo:language="de" fo:country="DE" fo:font-weight="normal" officeooo:rsid="00876bea" officeooo:paragraph-rsid="0013ba9c" style:font-name-asian="Liberation Sans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18" style:family="paragraph" style:parent-style-name="Text_20_body">
      <style:paragraph-properties fo:text-align="start" style:justify-single-word="false"/>
      <style:text-properties officeooo:rsid="00876bea" officeooo:paragraph-rsid="0013ba9c"/>
    </style:style>
    <style:style style:name="P119" style:family="paragraph" style:parent-style-name="Text_20_body">
      <style:paragraph-properties fo:text-align="center" style:justify-single-word="false"/>
      <style:text-properties officeooo:rsid="00876bea" officeooo:paragraph-rsid="0013ba9c"/>
    </style:style>
    <style:style style:name="P120" style:family="paragraph" style:parent-style-name="Text_20_body">
      <style:text-properties officeooo:rsid="00876bea" officeooo:paragraph-rsid="0013ba9c"/>
    </style:style>
    <style:style style:name="P121" style:family="paragraph" style:parent-style-name="Text_20_body">
      <style:text-properties officeooo:paragraph-rsid="0013ba9c"/>
    </style:style>
    <style:style style:name="P122" style:family="paragraph" style:parent-style-name="Text_20_body">
      <style:text-properties style:font-name="ARial1" officeooo:paragraph-rsid="0013ba9c"/>
    </style:style>
    <style:style style:name="P123" style:family="paragraph" style:parent-style-name="Text_20_body">
      <style:paragraph-properties fo:margin-top="0in" fo:margin-bottom="0.0972in" style:contextual-spacing="false" fo:line-height="120%"/>
      <style:text-properties officeooo:paragraph-rsid="0013ba9c"/>
    </style:style>
    <style:style style:name="P124" style:family="paragraph" style:parent-style-name="Text_20_body">
      <style:paragraph-properties fo:margin-top="0in" fo:margin-bottom="0.0972in" style:contextual-spacing="false" fo:text-align="start" style:justify-single-word="false"/>
      <style:text-properties officeooo:paragraph-rsid="0013ba9c"/>
    </style:style>
    <style:style style:name="P125" style:family="paragraph" style:parent-style-name="Text_20_body">
      <style:paragraph-properties fo:margin-left="0.25in" fo:margin-right="0in" fo:margin-top="0in" fo:margin-bottom="0.0972in" style:contextual-spacing="false" fo:line-height="120%" fo:text-align="start" style:justify-single-word="false" fo:orphans="0" fo:widows="0" fo:hyphenation-ladder-count="no-limit" fo:text-indent="0in" style:auto-text-indent="false" style:vertical-align="baseline" style:writing-mode="lr-tb"/>
      <style:text-properties officeooo:paragraph-rsid="0013ba9c" fo:hyphenate="false" fo:hyphenation-remain-char-count="2" fo:hyphenation-push-char-count="2"/>
    </style:style>
    <style:style style:name="P126" style:family="paragraph" style:parent-style-name="Text_20_body">
      <style:paragraph-properties fo:margin-left="0in" fo:margin-right="0in" fo:margin-top="0in" fo:margin-bottom="0.0972in" style:contextual-spacing="false" fo:line-height="120%" fo:text-align="start" style:justify-single-word="false" fo:orphans="0" fo:widows="0" fo:hyphenation-ladder-count="no-limit" fo:text-indent="0in" style:auto-text-indent="false" style:vertical-align="baseline" style:writing-mode="lr-tb"/>
      <style:text-properties officeooo:paragraph-rsid="0013ba9c" fo:hyphenate="false" fo:hyphenation-remain-char-count="2" fo:hyphenation-push-char-count="2"/>
    </style:style>
    <style:style style:name="P127" style:family="paragraph" style:parent-style-name="Text_20_body" style:master-page-name="">
      <style:paragraph-properties fo:text-align="start" style:justify-single-word="false" style:page-number="auto"/>
      <style:text-properties style:font-name="Liberation Sans1" fo:font-size="12pt" fo:language="de" fo:country="DE" officeooo:rsid="0061bafd" officeooo:paragraph-rsid="0013ba9c" style:font-name-asian="Liberation Sans2" style:font-size-asian="10.5pt" style:font-name-complex="Arial2" style:font-size-complex="12pt"/>
    </style:style>
    <style:style style:name="P128" style:family="paragraph" style:parent-style-name="Default">
      <style:paragraph-properties fo:text-align="center" style:justify-single-word="false"/>
      <style:text-properties fo:language="de" fo:country="DE" officeooo:paragraph-rsid="0013ba9c"/>
    </style:style>
    <style:style style:name="P129" style:family="paragraph" style:parent-style-name="Default">
      <style:text-properties fo:language="de" fo:country="DE" officeooo:paragraph-rsid="0013ba9c"/>
    </style:style>
    <style:style style:name="P130" style:family="paragraph" style:parent-style-name="Default">
      <style:paragraph-properties fo:text-align="center" style:justify-single-word="false"/>
      <style:text-properties fo:font-size="20pt" fo:language="de" fo:country="DE" fo:font-weight="bold" officeooo:paragraph-rsid="0013ba9c" style:font-size-asian="20pt" style:font-weight-asian="bold" style:font-size-complex="20pt" style:font-weight-complex="bold"/>
    </style:style>
    <style:style style:name="P131" style:family="paragraph" style:parent-style-name="Default">
      <style:paragraph-properties fo:text-align="center" style:justify-single-word="false"/>
      <style:text-properties fo:font-size="20pt" fo:language="de" fo:country="DE" officeooo:paragraph-rsid="0013ba9c" style:font-size-asian="20pt" style:font-size-complex="20pt"/>
    </style:style>
    <style:style style:name="P132" style:family="paragraph" style:parent-style-name="Default">
      <style:text-properties fo:font-size="20pt" fo:language="de" fo:country="DE" officeooo:paragraph-rsid="0013ba9c" style:font-size-asian="20pt" style:font-size-complex="20pt"/>
    </style:style>
    <style:style style:name="P133" style:family="paragraph" style:parent-style-name="Default">
      <style:paragraph-properties fo:text-align="center" style:justify-single-word="false"/>
      <style:text-properties fo:font-size="14pt" fo:language="de" fo:country="DE" officeooo:paragraph-rsid="0013ba9c" style:font-size-asian="14pt" style:font-size-complex="14pt"/>
    </style:style>
    <style:style style:name="P134" style:family="paragraph" style:parent-style-name="Default">
      <style:paragraph-properties fo:text-align="center" style:justify-single-word="false"/>
      <style:text-properties officeooo:paragraph-rsid="0013ba9c"/>
    </style:style>
    <style:style style:name="P135" style:family="paragraph" style:parent-style-name="Default">
      <style:text-properties fo:font-size="11.5pt" fo:language="de" fo:country="DE" officeooo:paragraph-rsid="0013ba9c" style:font-size-asian="11.5pt" style:font-size-complex="11.5pt"/>
    </style:style>
    <style:style style:name="P136" style:family="paragraph" style:parent-style-name="Default" style:master-page-name="Standard">
      <style:paragraph-properties fo:text-align="center" style:justify-single-word="false" style:page-number="auto"/>
      <style:text-properties fo:language="de" fo:country="DE" officeooo:paragraph-rsid="0013ba9c"/>
    </style:style>
    <style:style style:name="P137" style:family="paragraph" style:parent-style-name="Contents_20_Heading">
      <style:paragraph-properties fo:break-before="page"/>
      <style:text-properties officeooo:paragraph-rsid="0013ba9c"/>
    </style:style>
    <style:style style:name="P138" style:family="paragraph" style:parent-style-name="Title_20_1">
      <style:paragraph-properties fo:text-align="center" style:justify-single-word="false"/>
      <style:text-properties fo:color="#00000a" style:font-name="Liberation Sans1" fo:font-size="12pt" fo:language="de" fo:country="DE" fo:font-weight="normal" officeooo:rsid="0051976e" officeooo:paragraph-rsid="0013ba9c" style:font-name-asian="Liberation Sans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39" style:family="paragraph" style:parent-style-name="Title_20_1">
      <style:text-properties officeooo:paragraph-rsid="0013ba9c"/>
    </style:style>
    <style:style style:name="P140" style:family="paragraph" style:parent-style-name="Title_20_1">
      <style:text-properties fo:font-size="12pt" officeooo:paragraph-rsid="0013ba9c" style:font-size-asian="10.5pt" style:font-size-complex="12pt"/>
    </style:style>
    <style:style style:name="P141" style:family="paragraph" style:parent-style-name="Title_20_1" style:master-page-name="Converted1">
      <style:paragraph-properties style:page-number="1"/>
      <style:text-properties officeooo:paragraph-rsid="0013ba9c"/>
    </style:style>
    <style:style style:name="P142" style:family="paragraph" style:parent-style-name="Title_20_1">
      <style:paragraph-properties fo:margin-top="0in" fo:margin-bottom="0.039in" style:contextual-spacing="false" fo:line-height="120%" fo:text-align="start" style:justify-single-word="false"/>
      <style:text-properties fo:color="#00000a" style:font-name="Liberation Sans1" fo:font-size="12pt" fo:language="de" fo:country="DE" fo:font-weight="normal" officeooo:rsid="00642c10" officeooo:paragraph-rsid="0013ba9c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43" style:family="paragraph" style:parent-style-name="Title2">
      <style:text-properties officeooo:paragraph-rsid="0013ba9c"/>
    </style:style>
    <style:style style:name="P144" style:family="paragraph" style:parent-style-name="Header">
      <style:paragraph-properties fo:text-align="end" style:justify-single-word="false"/>
    </style:style>
    <style:style style:name="P145" style:family="paragraph" style:parent-style-name="Title_20_2">
      <style:text-properties officeooo:paragraph-rsid="0013ba9c"/>
    </style:style>
    <style:style style:name="P146" style:family="paragraph" style:parent-style-name="Title_20_2">
      <style:text-properties fo:color="#00000a" style:font-name="Arial1" fo:font-size="12pt" fo:language="de" fo:country="DE" fo:font-weight="normal" officeooo:rsid="008ad772" officeooo:paragraph-rsid="0013ba9c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47" style:family="paragraph" style:parent-style-name="Text_20_body_20_indent">
      <style:paragraph-properties fo:text-align="center" style:justify-single-word="false"/>
      <style:text-properties officeooo:paragraph-rsid="0013ba9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ffffff" fo:font-size="14pt" fo:language="de" fo:country="DE" style:font-size-asian="14pt" style:font-size-complex="14pt"/>
    </style:style>
    <style:style style:name="T5" style:family="text">
      <style:text-properties fo:font-size="14pt" fo:language="de" fo:country="DE" style:font-size-asian="14pt" style:font-size-complex="14pt"/>
    </style:style>
    <style:style style:name="T6" style:family="text">
      <style:text-properties fo:font-size="14pt" fo:language="de" fo:country="DE" officeooo:rsid="0013ba9c" style:font-size-asian="14pt" style:font-size-complex="14pt"/>
    </style:style>
    <style:style style:name="T7" style:family="text">
      <style:text-properties fo:color="#00000a" style:font-name="Arial1" fo:font-size="18pt" fo:language="de" fo:country="DE" fo:font-weight="bold" style:font-name-asian="Arial2" style:font-size-asian="18pt" style:language-asian="zh" style:country-asian="CN" style:font-weight-asian="bold" style:font-name-complex="Arial2" style:font-size-complex="18pt" style:language-complex="hi" style:country-complex="IN"/>
    </style:style>
    <style:style style:name="T8" style:family="text">
      <style:text-properties fo:color="#00000a" style:font-name="Arial1" fo:font-size="14pt" style:font-size-asian="14pt" style:language-asian="zh" style:country-asian="CN" style:font-size-complex="14pt" style:font-weight-complex="normal"/>
    </style:style>
    <style:style style:name="T9" style:family="text">
      <style:text-properties fo:color="#00000a" style:font-name="Arial1" fo:font-size="14pt" officeooo:rsid="0081f65c" style:font-size-asian="14pt" style:language-asian="zh" style:country-asian="CN" style:font-size-complex="14pt" style:font-weight-complex="normal"/>
    </style:style>
    <style:style style:name="T10" style:family="text">
      <style:text-properties fo:color="#00000a" style:font-name="Arial1" fo:font-size="14pt" officeooo:rsid="008ad772" style:font-size-asian="14pt" style:language-asian="zh" style:country-asian="CN" style:font-size-complex="14pt" style:font-weight-complex="normal"/>
    </style:style>
    <style:style style:name="T11" style:family="text">
      <style:text-properties fo:color="#00000a" style:font-name="Arial1" fo:font-size="12pt" fo:font-weight="normal" style:font-size-asian="12pt" style:language-asian="zh" style:country-asian="CN" style:font-weight-asian="normal" style:font-size-complex="12pt" style:font-weight-complex="normal"/>
    </style:style>
    <style:style style:name="T12" style:family="text">
      <style:text-properties fo:color="#00000a" style:font-name="Arial1" fo:font-size="12pt" fo:font-weight="normal" officeooo:rsid="008ad772" style:font-size-asian="12pt" style:language-asian="zh" style:country-asian="CN" style:font-weight-asian="normal" style:font-size-complex="12pt" style:font-weight-complex="normal"/>
    </style:style>
    <style:style style:name="T13" style:family="text">
      <style:text-properties fo:color="#00000a" style:font-name="Arial1" fo:font-size="12pt" fo:font-weight="normal" officeooo:rsid="0013ba9c" style:font-size-asian="12pt" style:language-asian="zh" style:country-asian="CN" style:font-weight-asian="normal" style:font-size-complex="12pt" style:font-weight-complex="normal"/>
    </style:style>
    <style:style style:name="T14" style:family="text">
      <style:text-properties fo:color="#00000a" style:font-name="Liberation Sans1" fo:font-size="12pt" fo:language="de" fo:country="DE" fo:font-weight="normal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T15" style:family="text">
      <style:text-properties fo:color="#00000a" style:font-name="Liberation Sans1" fo:font-size="12pt" fo:language="de" fo:country="DE" fo:font-weight="normal" officeooo:rsid="0061bafd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fo:color="#00000a" style:font-name="Liberation Sans1" fo:font-size="12pt" fo:language="de" fo:country="DE" fo:font-weight="normal" officeooo:rsid="00885567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fo:color="#00000a" style:font-name="Liberation Sans1" fo:font-size="12pt" fo:language="de" fo:country="DE" fo:font-weight="normal" officeooo:rsid="0065c159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T18" style:family="text">
      <style:text-properties fo:color="#00000a" style:font-name="Liberation Sans1" fo:font-size="12pt" fo:language="de" fo:country="DE" fo:font-weight="normal" officeooo:rsid="00898b92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44a8b3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81b046" style:font-size-asian="12pt" style:font-weight-asian="normal" style:font-size-complex="12pt" style:font-weight-complex="normal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c29d6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493ba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529b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464658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578b82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7f5a68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876bea" style:font-size-asian="10.5pt" style:font-weight-asian="normal" style:font-size-complex="12pt" style:font-weight-complex="normal"/>
    </style:style>
    <style:style style:name="T3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style:font-size-asian="10.5pt" style:font-size-complex="12pt"/>
    </style:style>
    <style:style style:name="T32" style:family="text">
      <style:text-properties fo:font-size="12pt" officeooo:rsid="003cf9db" style:font-size-asian="10.5pt" style:font-size-complex="12pt"/>
    </style:style>
    <style:style style:name="T33" style:family="text">
      <style:text-properties fo:font-size="12pt" officeooo:rsid="00759540" style:font-size-asian="10.5pt" style:font-size-complex="12pt"/>
    </style:style>
    <style:style style:name="T34" style:family="text">
      <style:text-properties fo:font-size="12pt" officeooo:rsid="003e6d62" style:font-size-asian="10.5pt" style:font-size-complex="12pt"/>
    </style:style>
    <style:style style:name="T35" style:family="text">
      <style:text-properties officeooo:rsid="0083cc4b"/>
    </style:style>
    <style:style style:name="T36" style:family="text">
      <style:text-properties officeooo:rsid="0015f571"/>
    </style:style>
    <style:style style:name="T37" style:family="text">
      <style:text-properties officeooo:rsid="0044a8b3"/>
    </style:style>
    <style:style style:name="T38" style:family="text">
      <style:text-properties officeooo:rsid="0034db23"/>
    </style:style>
    <style:style style:name="T39" style:family="text">
      <style:text-properties fo:language="de" fo:country="DE" style:font-name-complex="Arial2"/>
    </style:style>
    <style:style style:name="T40" style:family="text">
      <style:text-properties fo:language="de" fo:country="DE" officeooo:rsid="0065e946" style:font-name-complex="Arial2"/>
    </style:style>
    <style:style style:name="T41" style:family="text">
      <style:text-properties officeooo:rsid="0065e946"/>
    </style:style>
    <style:style style:name="T4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4ab1ee" style:font-weight-asian="bold" style:font-weight-complex="bold"/>
    </style:style>
    <style:style style:name="T45" style:family="text">
      <style:text-properties style:font-name="ARial" fo:font-size="12pt" style:font-size-asian="12pt" style:font-size-complex="12pt"/>
    </style:style>
    <style:style style:name="T46" style:family="text">
      <style:text-properties style:font-name="ARial" fo:font-size="12pt" fo:font-style="normal" fo:font-weight="normal" style:font-size-asian="12pt" style:font-style-asian="normal" style:font-weight-asian="normal" style:font-size-complex="12pt"/>
    </style:style>
    <style:style style:name="T47" style:family="text">
      <style:text-properties style:font-name="ARial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48" style:family="text">
      <style:text-properties style:font-name="ARial" fo:font-size="12pt" fo:font-style="normal" fo:font-weight="bold" style:font-size-asian="12pt" style:font-style-asian="normal" style:font-weight-asian="bold" style:font-size-complex="12pt" style:font-weight-complex="bold"/>
    </style:style>
    <style:style style:name="T49" style:family="text">
      <style:text-properties style:font-name="Liberation Sans1"/>
    </style:style>
    <style:style style:name="T50" style:family="text">
      <style:text-properties style:font-name="Liberation Sans1" fo:font-size="12pt" fo:language="de" fo:country="DE" fo:font-weight="normal" style:font-name-asian="Liberation Sans2" style:font-size-asian="12pt" style:font-weight-asian="normal" style:font-name-complex="Arial2" style:font-size-complex="12pt" style:font-weight-complex="normal"/>
    </style:style>
    <style:style style:name="T51" style:family="text">
      <style:text-properties style:font-name="Liberation Sans1" fo:font-size="12pt" fo:language="de" fo:country="DE" fo:font-weight="normal" officeooo:rsid="00253460" style:font-name-asian="Liberation Sans2" style:font-size-asian="12pt" style:font-weight-asian="normal" style:font-name-complex="Arial2" style:font-size-complex="12pt" style:font-weight-complex="normal"/>
    </style:style>
    <style:style style:name="T52" style:family="text">
      <style:text-properties style:font-name="Liberation Sans1" fo:font-size="12pt" fo:language="de" fo:country="DE" fo:font-weight="normal" officeooo:rsid="0028c8cb" style:font-name-asian="Liberation Sans2" style:font-size-asian="12pt" style:font-weight-asian="normal" style:font-name-complex="Arial2" style:font-size-complex="12pt" style:font-weight-complex="normal"/>
    </style:style>
    <style:style style:name="T53" style:family="text">
      <style:text-properties style:font-name="Liberation Sans1" fo:font-size="12pt" fo:language="de" fo:country="DE" fo:font-weight="normal" officeooo:rsid="002928f0" style:font-name-asian="Liberation Sans2" style:font-size-asian="12pt" style:font-weight-asian="normal" style:font-name-complex="Arial2" style:font-size-complex="12pt" style:font-weight-complex="normal"/>
    </style:style>
    <style:style style:name="T54" style:family="text">
      <style:text-properties style:font-name="Liberation Sans1" fo:font-size="12pt" fo:language="de" fo:country="DE" fo:font-weight="normal" officeooo:rsid="006b9e2d" style:font-name-asian="Liberation Sans2" style:font-size-asian="12pt" style:font-weight-asian="normal" style:font-name-complex="Arial2" style:font-size-complex="12pt" style:font-weight-complex="normal"/>
    </style:style>
    <style:style style:name="T55" style:family="text">
      <style:text-properties style:font-name="Liberation Sans1" fo:font-size="12pt" fo:language="de" fo:country="DE" fo:font-weight="normal" officeooo:rsid="002b6406" style:font-name-asian="Liberation Sans2" style:font-size-asian="12pt" style:font-weight-asian="normal" style:font-name-complex="Arial2" style:font-size-complex="12pt" style:font-weight-complex="normal"/>
    </style:style>
    <style:style style:name="T56" style:family="text">
      <style:text-properties style:font-name="Liberation Sans1" fo:font-size="12pt" fo:language="de" fo:country="DE" fo:font-weight="normal" officeooo:rsid="006d51d2" style:font-name-asian="Liberation Sans2" style:font-size-asian="12pt" style:font-weight-asian="normal" style:font-name-complex="Arial2" style:font-size-complex="12pt" style:font-weight-complex="normal"/>
    </style:style>
    <style:style style:name="T57" style:family="text">
      <style:text-properties style:font-name="Liberation Sans1" fo:font-size="12pt" fo:language="de" fo:country="DE" officeooo:rsid="003fbca4" style:font-name-asian="Liberation Sans2" style:font-size-asian="10.5pt" style:font-name-complex="Arial2" style:font-size-complex="12pt"/>
    </style:style>
    <style:style style:name="T58" style:family="text">
      <style:text-properties style:font-name="Liberation Sans1" fo:font-size="12pt" fo:language="de" fo:country="DE" officeooo:rsid="00761a73" style:font-name-asian="Liberation Sans2" style:font-size-asian="10.5pt" style:font-name-complex="Arial2" style:font-size-complex="12pt"/>
    </style:style>
    <style:style style:name="T59" style:family="text">
      <style:text-properties style:font-name="Liberation Sans1" fo:font-size="12pt" fo:language="de" fo:country="DE" officeooo:rsid="003ef54e" style:font-name-asian="Liberation Sans2" style:font-size-asian="10.5pt" style:font-name-complex="Arial2" style:font-size-complex="12pt"/>
    </style:style>
    <style:style style:name="T60" style:family="text">
      <style:text-properties officeooo:rsid="00698396"/>
    </style:style>
    <style:style style:name="T61" style:family="text">
      <style:text-properties officeooo:rsid="00206d05"/>
    </style:style>
    <style:style style:name="T62" style:family="text">
      <style:text-properties fo:color="#000000" officeooo:rsid="00206d05"/>
    </style:style>
    <style:style style:name="T63" style:family="text">
      <style:text-properties fo:color="#000000" style:font-name="Liberation Sans1" fo:font-size="12pt" fo:language="de" fo:country="DE" fo:font-weight="normal" officeooo:rsid="0028c8cb" style:font-name-asian="Liberation Sans2" style:font-size-asian="12pt" style:font-weight-asian="normal" style:font-name-complex="Arial2" style:font-size-complex="12pt" style:font-weight-complex="normal"/>
    </style:style>
    <style:style style:name="T64" style:family="text">
      <style:text-properties fo:color="#000000" style:font-name="Liberation Sans1" fo:font-size="12pt" fo:language="de" fo:country="DE" fo:font-weight="normal" officeooo:rsid="0028c8cb" fo:background-color="transparent" loext:char-shading-value="0" style:font-name-asian="Liberation Sans2" style:font-size-asian="12pt" style:font-weight-asian="normal" style:font-name-complex="Arial2" style:font-size-complex="12pt" style:font-weight-complex="normal"/>
    </style:style>
    <style:style style:name="T65" style:family="text">
      <style:text-properties officeooo:rsid="006af651"/>
    </style:style>
    <style:style style:name="T66" style:family="text">
      <style:text-properties officeooo:rsid="006d51d2"/>
    </style:style>
    <style:style style:name="T67" style:family="text">
      <style:text-properties officeooo:rsid="006dda92"/>
    </style:style>
    <style:style style:name="T68" style:family="text">
      <style:text-properties officeooo:rsid="002fcf0f"/>
    </style:style>
    <style:style style:name="T69" style:family="text">
      <style:text-properties officeooo:rsid="0031fa72"/>
    </style:style>
    <style:style style:name="T70" style:family="text">
      <style:text-properties officeooo:rsid="006f113f"/>
    </style:style>
    <style:style style:name="T71" style:family="text">
      <style:text-properties officeooo:rsid="00706523"/>
    </style:style>
    <style:style style:name="T72" style:family="text">
      <style:text-properties officeooo:rsid="0071911c"/>
    </style:style>
    <style:style style:name="T73" style:family="text">
      <style:text-properties officeooo:rsid="00729dea"/>
    </style:style>
    <style:style style:name="T74" style:family="text">
      <style:text-properties officeooo:rsid="0039cebe"/>
    </style:style>
    <style:style style:name="T75" style:family="text">
      <style:text-properties officeooo:rsid="0074071e"/>
    </style:style>
    <style:style style:name="T76" style:family="text">
      <style:text-properties officeooo:rsid="003bec37"/>
    </style:style>
    <style:style style:name="T77" style:family="text">
      <style:text-properties officeooo:rsid="00759540"/>
    </style:style>
    <style:style style:name="T78" style:family="text">
      <style:text-properties officeooo:rsid="003cf9db"/>
    </style:style>
    <style:style style:name="T79" style:family="text">
      <style:text-properties officeooo:rsid="00476cc8"/>
    </style:style>
    <style:style style:name="T80" style:family="text">
      <style:text-properties officeooo:rsid="00761a73"/>
    </style:style>
    <style:style style:name="T81" style:family="text">
      <style:text-properties officeooo:rsid="0086d8bc"/>
    </style:style>
    <style:style style:name="T82" style:family="text">
      <style:text-properties officeooo:rsid="00885567"/>
    </style:style>
    <style:style style:name="T83" style:family="text">
      <style:text-properties style:font-size-asian="10.5pt"/>
    </style:style>
    <style:style style:name="T84" style:family="text">
      <style:text-properties officeooo:rsid="00729dea" style:font-size-asian="10.5pt"/>
    </style:style>
    <style:style style:name="T85" style:family="text">
      <style:text-properties officeooo:rsid="00885567" style:font-size-asian="10.5pt"/>
    </style:style>
    <style:style style:name="T86" style:family="text">
      <style:text-properties officeooo:rsid="00514e3d" style:font-size-asian="10.5pt"/>
    </style:style>
    <style:style style:name="T87" style:family="text">
      <style:text-properties officeooo:rsid="004529bd"/>
    </style:style>
    <style:style style:name="T88" style:family="text">
      <style:text-properties officeooo:rsid="0047ce19"/>
    </style:style>
    <style:style style:name="T89" style:family="text">
      <style:text-properties officeooo:rsid="004ab1ee"/>
    </style:style>
    <style:style style:name="T90" style:family="text">
      <style:text-properties officeooo:rsid="004babd5"/>
    </style:style>
    <style:style style:name="T91" style:family="text">
      <style:text-properties officeooo:rsid="004beb04"/>
    </style:style>
    <style:style style:name="T92" style:family="text">
      <style:text-properties officeooo:rsid="007f5a68"/>
    </style:style>
    <style:style style:name="T93" style:family="text">
      <style:text-properties officeooo:rsid="0051eda9"/>
    </style:style>
    <style:style style:name="T94" style:family="text">
      <style:text-properties officeooo:rsid="005b9ef1"/>
    </style:style>
    <style:style style:name="T95" style:family="text">
      <style:text-properties officeooo:rsid="003ef54e"/>
    </style:style>
    <style:style style:name="T96" style:family="text">
      <style:text-properties officeooo:rsid="008ad772"/>
    </style:style>
    <style:style style:name="T97" style:family="text">
      <style:text-properties officeooo:rsid="0042c844"/>
    </style:style>
    <style:style style:name="T98" style:family="text">
      <style:text-properties officeooo:rsid="004eefdd"/>
    </style:style>
    <style:style style:name="T99" style:family="text">
      <style:text-properties officeooo:rsid="00458375"/>
    </style:style>
    <style:style style:name="T100" style:family="text">
      <style:text-properties officeooo:rsid="004cfa9c"/>
    </style:style>
    <style:style style:name="T101" style:family="text">
      <style:text-properties officeooo:rsid="007855de"/>
    </style:style>
    <style:style style:name="T102" style:family="text">
      <style:text-properties officeooo:rsid="004de261"/>
    </style:style>
    <style:style style:name="T103" style:family="text">
      <style:text-properties officeooo:rsid="0057c34a"/>
    </style:style>
    <style:style style:name="T104" style:family="text">
      <style:text-properties officeooo:rsid="0079d327"/>
    </style:style>
    <style:style style:name="T105" style:family="text">
      <style:text-properties officeooo:rsid="0051976e"/>
    </style:style>
    <style:style style:name="T106" style:family="text">
      <style:text-properties officeooo:rsid="007b1ec3"/>
    </style:style>
    <style:style style:name="T107" style:family="text">
      <style:text-properties officeooo:rsid="005cea77"/>
    </style:style>
    <style:style style:name="T108" style:family="text">
      <style:text-properties officeooo:rsid="005f9d4f"/>
    </style:style>
    <style:style style:name="T109" style:family="text">
      <style:text-properties officeooo:rsid="005b24ef"/>
    </style:style>
    <style:style style:name="T110" style:family="text">
      <style:text-properties officeooo:rsid="007d1907"/>
    </style:style>
    <style:style style:name="T111" style:family="text">
      <style:text-properties officeooo:rsid="005489b2"/>
    </style:style>
    <style:style style:name="T112" style:family="text">
      <style:text-properties officeooo:rsid="007ddb2f"/>
    </style:style>
    <style:style style:name="T113" style:family="text">
      <style:text-properties officeooo:rsid="007ef8b0"/>
    </style:style>
    <style:style style:name="T114" style:family="text">
      <style:text-properties officeooo:rsid="0065c159"/>
    </style:style>
    <style:style style:name="T115" style:family="text">
      <style:text-properties officeooo:rsid="00876bea"/>
    </style:style>
    <style:style style:name="T116" style:family="text">
      <style:text-properties style:font-name="Arial" fo:language="de" fo:country="DE" style:font-name-complex="Arial2"/>
    </style:style>
    <style:style style:name="T117" style:family="text">
      <style:text-properties style:font-name="Arial" fo:language="de" fo:country="DE" officeooo:rsid="0015f571" style:font-name-complex="Arial2"/>
    </style:style>
    <style:style style:name="T118" style:family="text">
      <style:text-properties officeooo:rsid="0013ba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6"/>
      <text:p text:style-name="P128"/>
      <text:p text:style-name="P128"/>
      <text:p text:style-name="P128"/>
      <text:p text:style-name="P128"/>
      <text:p text:style-name="P128"/>
      <text:p text:style-name="P128"/>
      <text:p text:style-name="P130">Praktikum Automatisierungstechnik</text:p>
      <text:p text:style-name="P131">Wintersemester 2016/2017</text:p>
      <text:p text:style-name="P128"/>
      <text:p text:style-name="P128"/>
      <text:p text:style-name="P128"/>
      <text:p text:style-name="P131">Protokoll zum</text:p>
      <text:p text:style-name="P132"/>
      <text:p text:style-name="P130">Versuch <text:span text:style-name="T118">3</text:span>: <text:span text:style-name="T118">Kugelwippe</text:span></text:p>
      <text:p text:style-name="P130"/>
      <text:p text:style-name="P131">der Gruppe 5</text:p>
      <text:p text:style-name="P1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3">Xiaoyu</text:p>
          </table:table-cell>
          <table:table-cell table:style-name="Table1.A1" office:value-type="string">
            <text:p text:style-name="P133">Xie</text:p>
          </table:table-cell>
        </table:table-row>
        <table:table-row table:style-name="Table1.1">
          <table:table-cell table:style-name="Table1.A1" office:value-type="string">
            <text:p text:style-name="P133">Shaochen</text:p>
          </table:table-cell>
          <table:table-cell table:style-name="Table1.A1" office:value-type="string">
            <text:p text:style-name="P133">Qian</text:p>
          </table:table-cell>
        </table:table-row>
        <table:table-row table:style-name="Table1.1">
          <table:table-cell table:style-name="Table1.A1" office:value-type="string">
            <text:p text:style-name="P133">Jun</text:p>
          </table:table-cell>
          <table:table-cell table:style-name="Table1.A1" office:value-type="string">
            <text:p text:style-name="P133">Lou</text:p>
          </table:table-cell>
        </table:table-row>
      </table:table>
      <text:p text:style-name="P128"/>
      <text:p text:style-name="P128"/>
      <text:p text:style-name="P128"/>
      <text:p text:style-name="P128"/>
      <text:p text:style-name="P133">Tag der Versuchsdurchführung: <text:s text:c="2"/><text:span text:style-name="T118">6. Dezember</text:span> 2016</text:p>
      <text:p text:style-name="P134"><text:span text:style-name="T4">Tag der Versuchsdurchführung:</text:span><text:span text:style-name="T5"> </text:span><text:span text:style-name="T6">13.</text:span><text:span text:style-name="T5"> </text:span><text:span text:style-name="T6">Dezember</text:span><text:span text:style-name="T5"> 2016</text:span></text:p>
      <text:p text:style-name="P128"/>
      <text:p text:style-name="P129"/>
      <text:p text:style-name="P129"/>
      <text:p text:style-name="P129"><text:bookmark text:name="_GoBack"/></text:p>
      <text:p text:style-name="P129"/>
      <text:p text:style-name="P129"/>
      <text:p text:style-name="P135">Hiermit versichern wir, dass wir dieses Protokoll selbstständig angefertigt haben.</text:p>
      <text:p text:style-name="P135">Karlsruhe, <text:s/></text:p>
      <text:p text:style-name="P1"/>
      <text:p text:style-name="P137"><text:span text:style-name="Title_20_1_20_Char"><text:span text:style-name="T7">Inhaltsverzeichnis</text:span></text:span></text:p>
      <text:p text:style-name="P3"><text:span text:style-name="Title_20_1_20_Char"><text:span text:style-name="T9"/></text:span></text:p>
      <text:p text:style-name="P4"><text:span text:style-name="Title_20_1_20_Char"><text:span text:style-name="T9">1 Einleitung und Versuchsaufbau …………………………………………..…1</text:span></text:span></text:p>
      <text:p text:style-name="P4"><text:span text:style-name="Title_20_1_20_Char"><text:span text:style-name="T9">2 Theoretische Grundlage .……………………...………………………………2</text:span></text:span></text:p>
      <text:p text:style-name="P5"><text:s text:c="3"/><text:span text:style-name="Title_20_1_20_Char"><text:span text:style-name="T11">2.1 </text:span></text:span><text:span text:style-name="Title_20_1_20_Char"><text:span text:style-name="T13">topic</text:span></text:span><text:span text:style-name="Title_20_1_20_Char"><text:span text:style-name="T11"> …………………..…………………………………………………2</text:span></text:span></text:p>
      <text:p text:style-name="P7"><text:span text:style-name="Title_20_1_20_Char"><text:span text:style-name="T8">3 Aufgabe</text:span></text:span><text:span text:style-name="Title_20_1_20_Char"><text:span text:style-name="T10">n </text:span></text:span><text:span text:style-name="Title_20_1_20_Char"><text:span text:style-name="T8"><text:s/>.……………………………………………………………………….</text:span></text:span><text:span text:style-name="Title_20_1_20_Char"><text:span text:style-name="T10">4</text:span></text:span></text:p>
      <text:p text:style-name="P8"><text:span text:style-name="Title_20_1_20_Char"><text:span text:style-name="T9">4 Auftretende Probleme und Diskussion …………………………………...</text:span></text:span><text:span text:style-name="Title_20_1_20_Char"><text:span text:style-name="T10">32</text:span></text:span></text:p>
      <text:p text:style-name="P8"><text:span text:style-name="Title_20_1_20_Char"><text:span text:style-name="T9">5 Literatur ………………………..……………………………………………….</text:span></text:span><text:span text:style-name="Title_20_1_20_Char"><text:span text:style-name="T10">34</text:span></text:span></text:p>
      <text:p text:style-name="P9"/>
      <text:p text:style-name="P9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41">1. Einleitung und Versuchsaufbau</text:p>
      <text:p text:style-name="P140"/>
      <text:p text:style-name="P139"><text:span text:style-name="T36">2</text:span>. Theoretische Grundlagen</text:p>
      <text:p text:style-name="P122"/>
      <text:p text:style-name="P139"><text:span text:style-name="T36">3</text:span>. Aufgaben</text:p>
      <text:p text:style-name="P146"/>
      <text:p text:style-name="P139"><text:span text:style-name="T36">4</text:span>. Auftretende Probleme <text:span text:style-name="T115">beim Test</text:span> und Diskussion</text:p>
      <text:p text:style-name="P118"><text:span text:style-name="T17"/></text:p>
      <text:p text:style-name="P143"><text:span text:style-name="T117">5</text:span><text:span text:style-name="T116">. Literatur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fo:font-size="12pt" fo:language="en" fo:country="US" style:font-name-asian="Arial2" style:font-family-asian="Arial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fo:margin-top="0.1665in" fo:margin-bottom="0in" style:contextual-spacing="false" fo:line-height="108%" fo:keep-together="always" fo:orphans="2" fo:widows="2" fo:hyphenation-ladder-count="no-limit" style:vertical-align="auto"/>
      <style:text-properties fo:color="#2e74b5" style:font-name="Calibri Light" fo:font-family="'Calibri Light'" style:font-family-generic="swiss" style:font-pitch="variable" fo:font-size="16pt" fo:font-weight="normal" style:font-size-asian="16pt" style:font-weight-asian="normal" style:font-name-complex="DejaVu Sans" style:font-family-complex="'DejaVu Sans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Title2" style:family="paragraph" style:parent-style-name="Heading" style:default-outline-level="">
      <style:paragraph-properties fo:margin-top="0.0402in" fo:margin-bottom="0.0799in" style:contextual-spacing="false"/>
      <style:text-properties fo:font-size="18pt" fo:font-weight="bold" style:font-size-asian="18pt" style:font-weight-asian="bold" style:font-size-complex="18pt"/>
    </style:style>
    <style:style style:name="Title_20_1" style:display-name="Title 1" style:family="paragraph" style:parent-style-name="Title2" style:default-outline-level="">
      <style:text-properties style:font-name="Arial1" fo:font-family="Arial" style:font-family-generic="swiss" style:font-pitch="variable" fo:language="de" fo:country="D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style:contextual-spacing="false"/>
      <style:text-properties fo:font-weight="bold" style:font-weight-asian="bold" style:font-weight-complex="bold"/>
    </style:style>
    <style:style style:name="Title_20_2" style:display-name="Title 2" style:family="paragraph" style:parent-style-name="Heading_20_2" style:default-outline-level="">
      <style:text-properties style:font-name="Arial1" fo:font-family="Arial" style:font-family-generic="swiss" style:font-pitch="variable" fo:language="de" fo:country="D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Text_20_body_20_indent" style:display-name="Text body indent" style:family="paragraph" style:parent-style-name="Text_20_body" style:default-outline-level="" style:class="text"/>
    <style:style style:name="Default_20_Paragraph_20_Font" style:display-name="Default Paragraph Font" style:family="text"/>
    <style:style style:name="Standard_20_Char" style:display-name="Standard Char" style:family="text" style:parent-style-name="Default_20_Paragraph_20_Font">
      <style:text-properties style:font-name="Liberation Serif" fo:font-family="'Liberation Serif'" style:font-family-generic="roman" style:font-pitch="variable" fo:font-size="12pt" style:font-name-asian="宋体" style:font-family-asian="宋体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_20_Char" style:display-name="Heading Char" style:family="text" style:parent-style-name="Standard_20_Char"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 style:language-complex="hi" style:country-complex="IN"/>
    </style:style>
    <style:style style:name="Title2_20_Char" style:display-name="Title2 Char" style:family="text" style:parent-style-name="Heading_20_Char">
      <style:text-properties style:font-name="Liberation Sans1" fo:font-family="'Liberation Sans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 style:language-complex="hi" style:country-complex="IN"/>
    </style:style>
    <style:style style:name="Title_20_1_20_Char" style:display-name="Title 1 Char" style:family="text" style:parent-style-name="Title2_20_Char">
      <style:text-properties style:font-name="Arial" fo:font-family="Arial" style:font-family-generic="roman" style:font-pitch="variable" fo:font-size="18pt" fo:language="de" fo:country="DE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language-complex="hi" style:country-complex="IN"/>
    </style:style>
    <style:style style:name="Text_20_body_20_Char" style:display-name="Text body Char" style:family="text" style:parent-style-name="Standard_20_Char">
      <style:text-properties style:font-name="Liberation Sans1" fo:font-family="'Liberation Sans'" style:font-family-generic="roman" style:font-pitch="variable" fo:font-size="12pt" style:font-name-asian="Liberation Sans2" style:font-family-asian="'Liberation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Text_20_Body_20_Char" style:display-name="Text Body Char" style:family="text" style:parent-style-name="Text_20_body_20_Char">
      <style:text-properties style:font-name="Arial" fo:font-family="Arial" style:font-family-generic="roman" style:font-pitch="variable" fo:font-size="12pt" fo:language="de" fo:country="D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1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4:56:45.067767812</meta:creation-date>
    <meta:generator>LibreOffice/4.2.8.2$Linux_X86_64 LibreOffice_project/420m0$Build-2</meta:generator>
    <dc:date>2016-12-07T15:20:48.465879622</dc:date>
    <meta:editing-duration>P0D</meta:editing-duration>
    <meta:editing-cycles>1</meta:editing-cycles>
    <meta:document-statistic meta:table-count="1" meta:image-count="0" meta:object-count="0" meta:page-count="3" meta:paragraph-count="28" meta:word-count="85" meta:character-count="754" meta:non-whitespace-character-count="689"/>
  </office:meta>
</office:document-meta>
</file>